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sabelleText" svg:font-family="IsabelleText"/>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1.4772in" fo:margin-right="0in" fo:line-height="125%" fo:text-indent="0in" style:auto-text-indent="false"/>
      <style:text-properties style:font-name="Courier New" fo:font-size="10pt" fo:font-weight="normal" style:font-size-asian="10pt" style:font-weight-asian="normal" style:font-size-complex="10pt" style:font-weight-complex="normal"/>
    </style:style>
    <style:style style:name="P2" style:family="paragraph" style:parent-style-name="Standard">
      <style:paragraph-properties fo:margin-left="1.4772in" fo:margin-right="0in" fo:line-height="125%" fo:text-indent="0in" style:auto-text-indent="false"/>
      <style:text-properties style:font-name="Courier New" fo:font-size="10pt" fo:font-weight="bold" style:font-size-asian="10pt" style:font-weight-asian="bold" style:font-size-complex="10pt" style:font-weight-complex="bold"/>
    </style:style>
    <style:style style:name="P3" style:family="paragraph" style:parent-style-name="Standard">
      <style:paragraph-properties fo:margin-left="1.4772in" fo:margin-right="0in" fo:line-height="125%" fo:text-indent="0in" style:auto-text-indent="false"/>
      <style:text-properties style:font-name="Courier New" fo:font-size="10pt" style:font-size-asian="10pt" style:font-size-complex="10pt"/>
    </style:style>
    <style:style style:name="P4" style:family="paragraph" style:parent-style-name="Standard">
      <style:paragraph-properties fo:line-height="125%"/>
      <style:text-properties fo:color="#000066" style:font-name="Courier New" fo:font-size="10pt" style:font-size-asian="10pt" style:font-size-complex="10pt"/>
    </style:style>
    <style:style style:name="P5" style:family="paragraph" style:parent-style-name="Standard">
      <style:text-properties fo:color="#000066" style:font-name="Times New Roman" fo:font-size="12pt" fo:font-weight="normal" style:font-size-asian="12pt" style:font-weight-asian="normal" style:font-size-complex="12pt" style:font-weight-complex="normal"/>
    </style:style>
    <style:style style:name="P6" style:family="paragraph" style:parent-style-name="Preformatted_20_Text">
      <style:paragraph-properties fo:line-height="125%"/>
      <style:text-properties style:font-name="Courier New" fo:font-size="11pt" style:font-size-asian="11pt" style:font-size-complex="11pt"/>
    </style:style>
    <style:style style:name="P7" style:family="paragraph" style:parent-style-name="Preformatted_20_Text">
      <style:paragraph-properties fo:line-height="125%"/>
      <style:text-properties style:font-name="Times New Roman" fo:font-size="12pt" fo:font-weight="normal" style:font-size-asian="12pt" style:font-weight-asian="normal" style:font-size-complex="12pt" style:font-weight-complex="normal"/>
    </style:style>
    <style:style style:name="P8" style:family="paragraph" style:parent-style-name="Preformatted_20_Text" style:list-style-name="L1">
      <style:paragraph-properties fo:line-height="125%"/>
      <style:text-properties style:font-name="Times New Roman" fo:font-size="12pt" fo:font-weight="normal" style:font-size-asian="12pt" style:font-weight-asian="normal" style:font-size-complex="12pt" style:font-weight-complex="normal"/>
    </style:style>
    <style:style style:name="P9" style:family="paragraph" style:parent-style-name="Preformatted_20_Text" style:list-style-name="L2">
      <style:paragraph-properties fo:line-height="125%"/>
      <style:text-properties style:font-name="Times New Roman" fo:font-size="12pt" fo:font-weight="normal" style:font-size-asian="12pt" style:font-weight-asian="normal" style:font-size-complex="12pt" style:font-weight-complex="normal"/>
    </style:style>
    <style:style style:name="P10" style:family="paragraph" style:parent-style-name="Preformatted_20_Text">
      <style:paragraph-properties fo:line-height="125%"/>
      <style:text-properties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line-height="125%"/>
      <style:text-properties style:font-name="Times New Roman" fo:font-size="12pt" style:font-size-asian="12pt" style:font-size-complex="12pt"/>
    </style:style>
    <style:style style:name="P12" style:family="paragraph" style:parent-style-name="Preformatted_20_Text">
      <style:paragraph-properties fo:line-height="125%"/>
      <style:text-properties fo:color="#000066" style:font-name="Times New Roman" fo:font-size="12pt" style:font-size-asian="12pt" style:font-size-complex="12pt"/>
    </style:style>
    <style:style style:name="P13" style:family="paragraph" style:parent-style-name="Preformatted_20_Text">
      <style:paragraph-properties fo:line-height="125%"/>
      <style:text-properties fo:color="#000066" style:font-name="Courier New" fo:font-size="10pt" style:font-size-asian="10pt" style:font-size-complex="10pt"/>
    </style:style>
    <style:style style:name="P14" style:family="paragraph" style:parent-style-name="Preformatted_20_Text">
      <style:paragraph-properties fo:line-height="125%"/>
      <style:text-properties fo:font-variant="normal" fo:text-transform="none" fo:color="#000066" style:font-name="Courier New" fo:font-size="10pt" fo:letter-spacing="normal" fo:font-style="normal" fo:font-weight="bold" style:font-size-asian="10pt" style:font-weight-asian="bold" style:font-size-complex="10pt" style:font-weight-complex="bold"/>
    </style:style>
    <style:style style:name="P15" style:family="paragraph" style:parent-style-name="Preformatted_20_Text">
      <style:paragraph-properties fo:line-height="125%"/>
      <style:text-properties fo:font-variant="normal" fo:text-transform="none" fo:color="#000066" style:font-name="Courier New" fo:font-size="10pt" fo:letter-spacing="normal" fo:font-style="normal" fo:font-weight="normal" style:font-size-asian="10pt" style:font-weight-asian="normal" style:font-size-complex="10pt" style:font-weight-complex="normal"/>
    </style:style>
    <style:style style:name="P16" style:family="paragraph" style:parent-style-name="Preformatted_20_Text">
      <style:paragraph-properties fo:margin-left="1.4772in" fo:margin-right="0in" fo:line-height="125%" fo:text-indent="0in" style:auto-text-indent="false"/>
      <style:text-properties style:font-name="Times New Roman" fo:font-size="10pt" style:font-size-asian="10pt" style:font-size-complex="10pt"/>
    </style:style>
    <style:style style:name="P17" style:family="paragraph" style:parent-style-name="Preformatted_20_Text">
      <style:paragraph-properties fo:margin-left="1.4772in" fo:margin-right="0in" fo:line-height="125%" fo:text-indent="0in" style:auto-text-indent="false"/>
      <style:text-properties style:font-name="Courier New" fo:font-size="10pt" style:font-size-asian="10pt" style:font-size-complex="10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fo:color="#000066"/>
    </style:style>
    <style:style style:name="T7" style:family="text">
      <style:text-properties fo:color="#000066" style:font-name="Times New Roman" fo:font-size="12pt" style:font-size-asian="12pt" style:font-size-complex="12pt"/>
    </style:style>
    <style:style style:name="T8" style:family="text">
      <style:text-properties fo:color="#000066" style:font-name="Times New Roman" fo:font-size="10pt" style:font-size-asian="10pt" style:font-size-complex="10pt"/>
    </style:style>
    <style:style style:name="T9" style:family="text">
      <style:text-properties style:font-name="Courier New"/>
    </style:style>
    <style:style style:name="T10" style:family="text">
      <style:text-properties style:font-name="Courier New"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normal" fo:font-weight="bold"/>
    </style:style>
    <style:style style:name="T13" style:family="text">
      <style:text-properties fo:font-style="normal" fo:font-weight="normal"/>
    </style:style>
    <style:style style:name="T14" style:family="text">
      <style:text-properties style:font-name="Times"/>
    </style:style>
    <style:style style:name="T15" style:family="text">
      <style:text-properties style:font-name="Times" fo:font-style="italic" style:font-style-asian="italic" style:font-style-complex="italic"/>
    </style:style>
    <style:style style:name="T16" style:family="text">
      <style:text-properties style:font-name="Times New Roman"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ster's Thesis Proposal</text:p>
      <text:p text:style-name="P11">Thomas Logan</text:p>
      <text:p text:style-name="P11"/>
      <text:p text:style-name="P10">Summary</text:p>
      <text:p text:style-name="P11"><text:tab/>The goal of this master's thesis is to the develop formal and mechanically verified proofs of useful properties about communication in Concurrent ML[?]. <text:s/>This work will build on Reppy's and Xiao's static analysis algorithm for computing sound approximations of communication topologies[?]. <text:s/>We will define a small-step operational semantics for Concurrent ML that and a constraint-based static analysis[?] that describes all possible communications with varying precision. <text:s/>Then we will prove that our analysis is sound with respect to the semantics. <text:s/>Our semantics, analysis, propositions, proofs, and theorems will use Isabelle/HOL[?] as the formal language of reasoning. <text:s/>The proofs will be mechanically checked by Isabelle[?].</text:p>
      <text:p text:style-name="P11"/>
      <text:p text:style-name="P10">Overview</text:p>
      <text:p text:style-name="P11"><text:tab/>Concurrent programming languages provide features to specify a range of evaluation orders between atomic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1"><text:tab/>Concurrent ML is a concurrent language tha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1"/>
      <text:p text:style-name="P16"><text:span text:style-name="T2">type</text:span><text:span text:style-name="T1"> thread_id</text:span></text:p>
      <text:p text:style-name="P17"><text:span text:style-name="T3">val</text:span> spawn<text:span text:style-name="T4">: </text:span>(unit <text:span text:style-name="T4">-&gt;</text:span> unit) -&gt; thread_id</text:p>
      <text:p text:style-name="P11"/>
      <text:p text:style-name="P11">Processes communicate by having shared access to a common channel. <text:s/>A channel can be used to either send data or receive data. <text:s/>When a process sends on a channel, another process must receive on the same channel before the sending process can continue. <text:s/>Likewise, when a process receives on a <text:soft-page-break/>channel, another process must send on the same channel before the receiving process can continue.</text:p>
      <text:p text:style-name="P11"/>
      <text:p text:style-name="P17"><text:span text:style-name="T3">type</text:span> 'a chan</text:p>
      <text:p text:style-name="P17"><text:span text:style-name="T3">val</text:span> recv: 'a chan -&gt; 'a</text:p>
      <text:p text:style-name="P17"><text:span text:style-name="T3">val</text:span> send: ('a chan * 'a) -&gt; unit</text:p>
      <text:p text:style-name="P11"/>
      <text:p text:style-name="P11">A given channel can have any arbitrary number of processes sending or receiving data on it over the course of the program's execution. <text:s/>A simple example derived from one used by Reppy and Xiao illustrates these essential features of Concurrent ML.</text:p>
      <text:p text:style-name="P6"/>
      <text:p text:style-name="P3"><text:span text:style-name="T3">datatype</text:span> serv = <text:span text:style-name="T4">S</text:span> <text:span text:style-name="T3">of</text:span><text:span text:style-name="T4"> (int * int chan) chan </text:span></text:p>
      <text:p text:style-name="P1"/>
      <text:p text:style-name="P3"><text:span text:style-name="T3">fun</text:span><text:span text:style-name="T4"> mkServer () </text:span>= <text:span text:style-name="T3">let</text:span> </text:p>
      <text:p text:style-name="P3"><text:span text:style-name="T3"><text:s text:c="2"/>val</text:span> reqCh = channel()</text:p>
      <text:p text:style-name="P3"><text:span text:style-name="T3"><text:s text:c="2"/>fun</text:span> loop state = <text:span text:style-name="T3">let</text:span></text:p>
      <text:p text:style-name="P3"><text:span text:style-name="T3"><text:s text:c="4"/>val </text:span>(v, replCh) = recv reqCh</text:p>
      <text:p text:style-name="P3"><text:s text:c="4"/><text:span text:style-name="T3">val</text:span> x = state * v</text:p>
      <text:p text:style-name="P3"><text:span text:style-name="T3"><text:s text:c="2"/>in</text:span> </text:p>
      <text:p text:style-name="P3"><text:s text:c="4"/>send(replCh, x);</text:p>
      <text:p text:style-name="P3"><text:s text:c="4"/>loop (rem (state + 1, 7)) </text:p>
      <text:p text:style-name="P3"><text:span text:style-name="T3"><text:s text:c="2"/>end</text:span> <text:s text:c="3"/></text:p>
      <text:p text:style-name="P2">in</text:p>
      <text:p text:style-name="P3"><text:span text:style-name="T3"><text:s text:c="2"/></text:span>spawn (<text:span text:style-name="T3">fn</text:span> () =&gt; loop 0);</text:p>
      <text:p text:style-name="P3"><text:s text:c="2"/>S reqCh</text:p>
      <text:p text:style-name="P3"><text:span text:style-name="T3">end</text:span> </text:p>
      <text:p text:style-name="P3"/>
      <text:p text:style-name="P3"><text:span text:style-name="T3">fun</text:span> call (server, v) = <text:span text:style-name="T3">let</text:span> </text:p>
      <text:p text:style-name="P3"><text:s text:c="2"/><text:span text:style-name="T3">val</text:span> S reqCh = server</text:p>
      <text:p text:style-name="P3"><text:span text:style-name="T3"><text:s text:c="2"/>val</text:span> replCh = channel </text:p>
      <text:p text:style-name="P3"><text:span text:style-name="T3">in</text:span> </text:p>
      <text:p text:style-name="P3"><text:s text:c="2"/>send (reqCh, (v, replCh));</text:p>
      <text:p text:style-name="P3"><text:s text:c="2"/>recv replCh </text:p>
      <text:p text:style-name="P2">end</text:p>
      <text:p text:style-name="P11"/>
      <text:p text:style-name="P11"><text:span text:style-name="T5">The function </text:span><text:span text:style-name="T1">mkServer</text:span><text:span text:style-name="T5"> </text:span>creates a new server. <text:s/>It creates a new channel <text:span text:style-name="T1">reqCh</text:span>, from which the server will receive requests. <text:s/>The sever behavior is defined by the infinite loop <text:span text:style-name="T1">loop</text:span><text:span text:style-name="T5">, which takes a number as the state of each iteration</text:span>. <text:s/>Each iteration, the server tries to receive requests on <text:span text:style-name="T1">reqCh</text:span>. <text:s/>It expects the request to be composed of a number <text:span text:style-name="T1">v</text:span> and a channel <text:span text:style-name="T1">replCh</text:span>, through which to reply. <text:s/>It computes a new value using the request's number <text:span text:style-name="T1">v</text:span> and the <text:span text:style-name="T1">state</text:span> then sends the new value back to the client through <text:span text:style-name="T1">replCh</text:span> by calling <text:span text:style-name="T1">send(replCh, x)</text:span>. <text:s/>It initiates the next iteration of the loop by calling <text:span text:style-name="T1">loop</text:span><text:span text:style-name="T5"> with</text:span> a new state. <text:s/>The server is started in a new process by calling <text:s/><text:span text:style-name="T1">spawn (</text:span><text:span text:style-name="T2">fn</text:span><text:span text:style-name="T1"> () =&gt; loop 0)</text:span><text:span text:style-name="T5">. <text:s text:c="2"/>A handle to the new server is returned as </text:span><text:span text:style-name="T1">reqCh</text:span><text:span text:style-name="T5"> wrapped in the constructor </text:span><text:span text:style-name="T1">S</text:span><text:span text:style-name="T5">. <text:s/>The function </text:span><text:span text:style-name="T1">call</text:span><text:span text:style-name="T5"> makes a request to a server </text:span><text:span text:style-name="T1">server</text:span><text:span text:style-name="T5"> with a number </text:span><text:span text:style-name="T1">v</text:span><text:span text:style-name="T5"> and returns the number from the </text:span><text:soft-page-break/><text:span text:style-name="T5">server's reply. <text:s/>It extracts the request channel </text:span><text:span text:style-name="T1">reqCh</text:span><text:span text:style-name="T5"> from the server handle and creates a new channel </text:span><text:span text:style-name="T1">replCh</text:span><text:span text:style-name="T5">, from which the client will receive replies. <text:s/>It makes a request to the server with the number </text:span><text:span text:style-name="T1">v</text:span><text:span text:style-name="T5"> and the reply channel </text:span><text:span text:style-name="T1">replCh</text:span><text:span text:style-name="T5"> by calling </text:span><text:span text:style-name="T1">send (reqCh, (v, replCh))</text:span><text:span text:style-name="T5">. <text:s/>Then it receives the reply with the new number by calling </text:span><text:span text:style-name="T1">recv replCh</text:span><text:span text:style-name="T5">.</text:span></text:p>
      <text:p text:style-name="P11"/>
      <text:p text:style-name="P11"><text:tab/>A uniprocessor implementation of synchronous communication is inexpensive. <text:s/>Using a fairly course-grain interleaving, the communication on a channel can proceed by checking if the channel is in one of two possible states: either a corresponding process is available or there's nothing waiting. <text:s/>The implementation doesn't need to consider states where other processes are also trying to communicate on the same channel, since the course-grain interleaving ensures that other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text:p>
      <text:p text:style-name="P11"><text:tab/>Channels known to have only one sender or one receiver can have lower communication costs than those with arbitrary number of senders and arbitrary number of receivers, since the cost of handling competing processes can be at least partially eliminated. <text:s/>Concurrent ML does not provide language features for multiple types of channels distinguished by their communication topologies, or the number of processes that may end up sending or receiving on it. <text:s/>However, we can classify channels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and sends data only once.</text:p>
      <text:p text:style-name="P11"><text:tab/>A static analysis that describes communication topologie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The utility of the static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operational semantics of the program. The analysis is computable iff there exists an algorithm that determines all the values described by the analysis on any input program.</text:p>
      <text:p text:style-name="P11"/>
      <text:p text:style-name="P11"><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1"><text:soft-page-break/><text:tab/>The algorithm proceeds in multiple steps that produce intermediate data structures, used for efficient lookup in the subsequent steps. <text:s/>It starts with a control-flow analysis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or approximate) values, it constructs the possible paths of execution via function application and channel communication. <text:s/>Using the control-flow graph, the algorithm then performs data-flow analysis in order to determine a mapping from program points to all possible control paths leading into the respective program points. <text:s/>The algorithm determines the program points for sends and receives per channel variable, using the mappings to abstract values. <text:s/>Then it uses the mapping to control paths to determine all control paths that send or receive on each channel, from which it classifies channels as one-shot, fan-out, and so on.</text:p>
      <text:p text:style-name="P11"><text:tab/>Reppy and Xiao informally prove soundness of their analysis by showing that their analysis claims that more than one process sends (receives) on a channel if the execution allows more than one to send (receive) on a that channel. <text:s/>The proof of soundness depends on the ability to relate the execution of a program to the static analysis of a program. <text:s/>The static analysis describes processes in 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1"/>
      <text:p text:style-name="P11"><text:tab/><text:span text:style-name="T6">The syntax, semantics, and analysis need to describe many details. <text:s/>Proving propositions relating all of these definitions requires manipulation of all those details. <text:s/>To ensure the correctness of proofs, it is necessary to check that there are no subtle errors in our definitions or proofs. <text:s/>The manual process of checking is tedious and error prone. <text:s/>Mechanical checking of proofs can notify us of errors in our proofs or definitions far better and faster than manual checking. <text:s/>The proof assistant Isabelle is one tool that mechanically checks the correctness of proofs of propositions.</text:span></text:p>
      <text:p text:style-name="P12"><text:tab/>Although Isabelle is described as a proof assistant[?], it is really a generic system for processing any kind of code. <text:s/>The code could be proofs, propositions, programs, or types. <text:s/>The processing could be checking or translating code. <text:s/>Code as well as the logics for processing code are defined by users. 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1">term</text:span> satisfies a <text:span text:style-name="T11">type</text:span>, then the term has utility for the data or computation it represents. <text:s/>The type is only valuable for confirming or denying the usage of a term. <text:s/>In <text:soft-page-break/>contrast, once a <text:span text:style-name="T11">proof</text:span> satisfies a <text:span text:style-name="T11">proposition</text:span>, the proof becomes irrelevant, while the proposition is elevated to a theorem. <text:s/>The theorem is useful on its own without regard to any particular proof.</text:p>
      <text:p text:style-name="P12"><text:tab/>Similar to other programming languages, type <text:span text:style-name="T1">bool</text:span> can be satisfied by values <text:span text:style-name="T1">True</text:span> or <text:span text:style-name="T1">False</text:span>. <text:s/>In contrast to other programming languages, additional syntax, or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text:note text:id="ftn0" text:note-class="footnote"><text:note-citation>1</text:note-citation><text:note-body><text:p text:style-name="Footnote"><text:s text:c="2"/><text:span text:style-name="T8">Other systems[?] have chosen to unify propositions with <text:s/>types, and let types depend on terms.</text:span><text:span text:style-name="T7"> <text:s/></text:span></text:p></text:note-body></text:note> <text:s/>The constructors are defined with inductive definitions that declare a set of inference rules, where each inference rule defines the conditions necessary for a construction to be isomorphic to a valid proposition. <text:s/>Each rule can be named, allowing it to be used in proofs of propositions involving the new constructors.</text:p>
      <text:p text:style-name="P12"/>
      <text:p text:style-name="P14">context</text:p>
      <text:p text:style-name="P15"><text:s text:c="2"/><text:span text:style-name="T3">assumes</text:span> "linear": "⋀x y. x ≤ y ∨ y ≤ x"</text:p>
      <text:p text:style-name="P14">begin</text:p>
      <text:p text:style-name="P14"/>
      <text:p text:style-name="P15"><text:span text:style-name="T3">inductive</text:span> sorted :: "'a list ⇒ bool" <text:span text:style-name="T3">where</text:span></text:p>
      <text:p text:style-name="P15"><text:s text:c="2"/>Nil : "sorted Nil" |</text:p>
      <text:p text:style-name="P15"><text:s text:c="2"/>Cons: "∀y ∈ set xs. x ≤ y ⟹ sorted xs ⟹ sorted (Cons x xs)"</text:p>
      <text:p text:style-name="P12"/>
      <text:p text:style-name="P12">Inductive definitions are analogous to datatype definitions, just as propositions are analogous to types.</text:p>
      <text:p text:style-name="P12"/>
      <text:p text:style-name="P13"><text:span text:style-name="T3">datatype</text:span> 'a list =</text:p>
      <text:p text:style-name="P13"><text:s text:c="2"/>Nil |</text:p>
      <text:p text:style-name="P13"><text:s text:c="2"/>Cons 'a "'a list"</text:p>
      <text:p text:style-name="P12"/>
      <text:p text:style-name="P12">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propositions are valid.</text:p>
      <text:p text:style-name="P13"/>
      <text:p text:style-name="P4"><text:span text:style-name="T12">definition</text:span><text:span text:style-name="T13"> True :: bool </text:span><text:span text:style-name="T12">where</text:span><text:span text:style-name="T13"> </text:span></text:p>
      <text:p text:style-name="P4"><text:span text:style-name="T13"><text:s text:c="2"/>"True ≡ ((λx::bool. x) = (λx. x))"</text:span></text:p>
      <text:p text:style-name="P4"><text:span text:style-name="T13"/></text:p>
      <text:p text:style-name="P4"><text:span text:style-name="T12">definition</text:span><text:span text:style-name="T13"> False :: bool </text:span><text:span text:style-name="T12">where</text:span><text:span text:style-name="T13"> </text:span></text:p>
      <text:p text:style-name="P4"><text:span text:style-name="T13"><text:s text:c="2"/>"False ≡ (∀P. P)"</text:span></text:p>
      <text:p text:style-name="P5"/>
      <text:p text:style-name="P5"/>
      <text:p text:style-name="P10">Hypothesis</text:p>
      <text:p text:style-name="P11"><text:tab/>We will derive a static analysis from Reppy's and Xiao's algorithm, describing for each channel in a program, all processes that possibly send or receive on the channel. <text:s/>Additionally, it will classify channels as one-shot, one-to-one, fan-out, fan-in, or many-to-many. <text:s/>We will show that the static <text:soft-page-break/>analysis is informative by demonstrating programs for which the static analysis classifies some channels as fan-in, fan-out, and so on.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the existence of a computable function that takes any program as input and generates all sends and receives described by the analysis.</text:p>
      <text:p text:style-name="P10"/>
      <text:p text:style-name="P10">Evaluation</text:p>
      <text:p text:style-name="P10"><text:tab/><text:span text:style-name="T4">The main contributions of this work will be formal and mechanically verified proofs of a static analysis derived from Reppy's and Xiao's analysis.</text:span></text:p>
      <text:p text:style-name="P7"/>
      <text:p text:style-name="P10">Architecture</text:p>
      <text:p text:style-name="P11"><text:tab/>To enable mechanical verification of the correctness of our proofs, we will construct the semantics, analysis and theorems in the formal language of Isabelle/HOL. <text:s/>To aid the development of formal proofs, we will design the analysis as a set of constraints as opposed to an algorithm. <text:s/>However, the constraint-based analysis will make the proof of computability less direct. <text:s/>To aid the scrutiny of our theorems' adequacy, we will express our definitions and propositions with the fewest number of structures, judgements, inferences rules, and axioms necessary. <text:s/>Efficiency of computation will be ignored in favor of verification. <text:s/>We will not rely on intermediate map or graph structures, which Reppy and Xiao used for efficient computation. <text:s/>In order to relate our analysis to the operational semantics, we will borrow Reppy's and Xiao's strategy of stepping between sets of control paths tied to terms.</text:p>
      <text:p text:style-name="P11"><text:tab/>In this thesis work, we are interested in communication soundness, rather than flow soundness. Nevertheless, it may be useful to prove additional flow soundness theorems both for debugging purposes, and to ensure adequacy of the theorems we prove successfully. <text:s/>Restricting the grammar to a form that requires every abstraction and application to be bound to a variable would allow the operational semantics to maintain static term information necessary for proofs of flow soundness[?]. <text:s/>The semantics would be defined not by stepping from a term to a simpler term, but instead by stepping from a term to a new term with a context for looking up previous terms via their binding variables. <text:s/>By avoiding simplification of terms in the operational semantics, it will be possible to relate the abstract (approximate) values of an analysis to the values produced by the operational semantics, which in turn is relied on to prove flow soundness.</text:p>
      <text:p text:style-name="P11"><text:tab/>We will incorporate the restricted grammar and the environment based semantics into this work. The restricted grammar is impractical for a programmer to write, yet it is still practical for a language under automated analysis since there is a straight forward procedure to transform a language into the restricted form. <text:s/>Additionally, the restricted grammar melds nicely with the control path semantics. <text:s/>Instead of defining additional syntax for program points of primitive operations, we can simply use the required variables of the restricted grammar to identify program points, and control paths will simply be sequences of variables. <text:s/>A modification of the previous example illustrates the restrictive grammar <text:soft-page-break/>applied to Concurrent ML.</text:p>
      <text:p text:style-name="P11"/>
      <text:p text:style-name="P3"><text:span text:style-name="T3">let</text:span><text:span text:style-name="T4"> mkServer = </text:span><text:span text:style-name="T3">fun</text:span><text:span text:style-name="T4"> f () =&gt;</text:span></text:p>
      <text:p text:style-name="P3"><text:span text:style-name="T3"><text:s text:c="2"/>let </text:span>reqCh = channel () <text:span text:style-name="T3">in</text:span></text:p>
      <text:p text:style-name="P3"><text:span text:style-name="T3"><text:s text:c="2"/>let </text:span>loop = <text:span text:style-name="T3">fun</text:span> loop state =&gt;</text:p>
      <text:p text:style-name="P3"><text:s text:c="4"/><text:span text:style-name="T3">let </text:span><text:span text:style-name="T4">req</text:span><text:span text:style-name="T3"> </text:span>= recv reqCh <text:span text:style-name="T3">in</text:span></text:p>
      <text:p text:style-name="P3"><text:span text:style-name="T3"><text:s text:c="4"/>let</text:span><text:span text:style-name="T4"> v = fst req </text:span><text:span text:style-name="T3">in</text:span></text:p>
      <text:p text:style-name="P3"><text:span text:style-name="T3"><text:s text:c="4"/>let</text:span><text:span text:style-name="T4"> replCh = snd req </text:span><text:span text:style-name="T3">in</text:span></text:p>
      <text:p text:style-name="P3"><text:s text:c="4"/><text:span text:style-name="T3">let</text:span> x = state * v <text:span text:style-name="T3">in</text:span></text:p>
      <text:p text:style-name="P3"><text:span text:style-name="T3"><text:s text:c="4"/>let</text:span><text:span text:style-name="T4"> p = (reply, x) </text:span><text:span text:style-name="T3">in</text:span></text:p>
      <text:p text:style-name="P3"><text:s text:c="4"/><text:span text:style-name="T3">let</text:span> u1 = send p <text:span text:style-name="T3">in</text:span></text:p>
      <text:p text:style-name="P3"><text:span text:style-name="T3"><text:s text:c="4"/>let</text:span><text:span text:style-name="T4"> s1 = 1 </text:span><text:span text:style-name="T3">in</text:span></text:p>
      <text:p text:style-name="P3"><text:span text:style-name="T3"><text:s text:c="4"/>let</text:span><text:span text:style-name="T4"> s2 = state + s1 </text:span><text:span text:style-name="T3">in</text:span></text:p>
      <text:p text:style-name="P3"><text:span text:style-name="T3"><text:s text:c="4"/>let</text:span><text:span text:style-name="T4"> s7 = 7 </text:span><text:span text:style-name="T3">in</text:span></text:p>
      <text:p text:style-name="P3"><text:span text:style-name="T3"><text:s text:c="4"/>let</text:span><text:span text:style-name="T4"> sp = (s2, s7) </text:span><text:span text:style-name="T3">in</text:span></text:p>
      <text:p text:style-name="P3"><text:span text:style-name="T3"><text:s text:c="4"/>let</text:span><text:span text:style-name="T4"> r = rem sp </text:span><text:span text:style-name="T3">in</text:span></text:p>
      <text:p text:style-name="P3"><text:s text:c="4"/><text:span text:style-name="T3">let</text:span> lres = loop r <text:span text:style-name="T3">in</text:span></text:p>
      <text:p text:style-name="P3"><text:span text:style-name="T3"><text:s text:c="4"/></text:span><text:span text:style-name="T4">lres</text:span><text:span text:style-name="T3"> </text:span></text:p>
      <text:p text:style-name="P3"><text:span text:style-name="T3"><text:s text:c="2"/>let _ = </text:span>spawn (</text:p>
      <text:p text:style-name="P3"><text:s text:c="4"/><text:span text:style-name="T3">let</text:span> z = 0 <text:span text:style-name="T3">in</text:span></text:p>
      <text:p text:style-name="P3"><text:span text:style-name="T3"><text:s text:c="4"/>let</text:span><text:span text:style-name="T4"> sres = loop z </text:span><text:span text:style-name="T3">in</text:span></text:p>
      <text:p text:style-name="P3"><text:span text:style-name="T3"><text:s text:c="4"/></text:span><text:span text:style-name="T4">sres</text:span></text:p>
      <text:p text:style-name="P3"><text:span text:style-name="T3"><text:s text:c="2"/></text:span>) <text:span text:style-name="T3">in</text:span></text:p>
      <text:p text:style-name="P3"><text:s text:c="2"/><text:span text:style-name="T3">let</text:span> mres = S reqCh <text:span text:style-name="T3">in</text:span></text:p>
      <text:p text:style-name="P3"><text:span text:style-name="T3"><text:s text:c="2"/></text:span><text:span text:style-name="T4">mres</text:span></text:p>
      <text:p text:style-name="P3"/>
      <text:p text:style-name="P3"><text:span text:style-name="T3">let</text:span> call = <text:span text:style-name="T3">fun</text:span> f (server, v) =&gt;</text:p>
      <text:p text:style-name="P3"><text:s text:c="2"/><text:span text:style-name="T3">let</text:span> reqCh = <text:span text:style-name="T3">case</text:span> server <text:span text:style-name="T3">of</text:span> (S x) =&gt; x <text:span text:style-name="T3">in</text:span></text:p>
      <text:p text:style-name="P3"><text:span text:style-name="T3"><text:s text:c="2"/>let</text:span> replCh = channel () <text:span text:style-name="T3">in</text:span></text:p>
      <text:p text:style-name="P3"><text:span text:style-name="T3"><text:s text:c="2"/>let</text:span><text:span text:style-name="T4"> pl = (v, replCh) </text:span><text:span text:style-name="T3">in</text:span></text:p>
      <text:p text:style-name="P3"><text:span text:style-name="T3"><text:s text:c="2"/>let</text:span><text:span text:style-name="T4"> rp = (reqCh, pl) </text:span><text:span text:style-name="T3">in</text:span></text:p>
      <text:p text:style-name="P3"><text:s text:c="2"/><text:span text:style-name="T3">let</text:span> u2 = send rp <text:span text:style-name="T3">in</text:span></text:p>
      <text:p text:style-name="P3"><text:s text:c="2"/><text:span text:style-name="T3">let</text:span> cres = recv replCh <text:span text:style-name="T3">in</text:span></text:p>
      <text:p text:style-name="P3"><text:s text:c="2"/>cres </text:p>
      <text:p text:style-name="P2"/>
      <text:p text:style-name="P10">Deliverables</text:p>
      <text:list xml:id="list4246415272064316835" text:style-name="L1">
        <text:list-item>
          <text:p text:style-name="P8">Technical paper</text:p>
        </text:list-item>
        <text:list-item>
          <text:p text:style-name="P8">Isabelle code</text:p>
          <text:p text:style-name="P8"/>
        </text:list-item>
      </text:list>
      <text:p text:style-name="P10">References</text:p>
      <text:p text:style-name="P7">...</text:p>
      <text:p text:style-name="P10"/>
      <text:p text:style-name="P10">Schedule</text:p>
      <text:list xml:id="list3904266620469302984" text:style-name="L2">
        <text:list-item>
          <text:p text:style-name="P9">Define the syntax of Concurrent ML using Isabelle/HOL</text:p>
        </text:list-item>
        <text:list-item>
          <text:p text:style-name="P9">Define the operational semantics</text:p>
        </text:list-item>
        <text:list-item>
          <text:p text:style-name="P9"><text:soft-page-break/>Define communication topologies in terms of operational semantics</text:p>
        </text:list-item>
        <text:list-item>
          <text:p text:style-name="P9">Construct proofs that simple programs adhere to communication topology definitions</text:p>
        </text:list-item>
        <text:list-item>
          <text:p text:style-name="P9">Define constraint-based analysis</text:p>
        </text:list-item>
        <text:list-item>
          <text:p text:style-name="P9">Construct proofs that analysis is informative with respect to example programs</text:p>
        </text:list-item>
        <text:list-item>
          <text:p text:style-name="P9">Construct proofs that the analysis is sound</text:p>
        </text:list-item>
        <text:list-item>
          <text:p text:style-name="P9">Develop an algorithm that takes a program and determines values described by the analysis</text:p>
        </text:list-item>
        <text:list-item>
          <text:p text:style-name="P9">Prove the analysis is computable using the algorithm.</text:p>
        </text:list-item>
        <text:list-item>
          <text:p text:style-name="P9">(Optional: Extend the definitions and proofs with <text:span text:style-name="T1">choose_evt</text:span>)</text:p>
        </text:list-item>
        <text:list-item>
          <text:p text:style-name="P9">(Optional: Extend the definitions and proofs with <text:span text:style-name="T1">then_evt</text:span>)</text:p>
        </text:list-item>
        <text:list-item>
          <text:p text:style-name="P9">Write technical paper</text:p>
        </text:list-item>
        <text:list-item>
          <text:p text:style-name="P9">Defense (Spring term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sabelleText" svg:font-family="IsabelleText"/>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31T11:49:19</dc:date>
    <dc:creator>Thomas Logan</dc:creator>
    <meta:generator>OpenOffice/4.1.3$Unix OpenOffice.org_project/413m1$Build-9783</meta:generator>
    <meta:editing-duration>P14DT18H55M18S</meta:editing-duration>
    <meta:editing-cycles>153</meta:editing-cycles>
    <meta:document-statistic meta:table-count="0" meta:image-count="0" meta:object-count="0" meta:page-count="8" meta:paragraph-count="119" meta:word-count="3012" meta:character-count="18610"/>
  </office:meta>
</office:document-meta>
</file>